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5c8" officeooo:paragraph-rsid="0003a5c8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3a5c8" officeooo:paragraph-rsid="0003a5c8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48806" officeooo:paragraph-rsid="00048806"/>
    </style:style>
    <style:style style:name="P4" style:family="paragraph" style:parent-style-name="Standard">
      <style:text-properties officeooo:rsid="0017dbe0" officeooo:paragraph-rsid="00048806"/>
    </style:style>
    <style:style style:name="T1" style:family="text">
      <style:text-properties officeooo:rsid="00048806"/>
    </style:style>
    <style:style style:name="T2" style:family="text">
      <style:text-properties officeooo:rsid="00188866"/>
    </style:style>
    <style:style style:name="T3" style:family="text">
      <style:text-properties officeooo:rsid="00057fd3"/>
    </style:style>
    <style:style style:name="T4" style:family="text">
      <style:text-properties officeooo:rsid="00065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 Exercice 3.2</text:p>
      <text:p text:style-name="P1"/>
      <text:p text:style-name="P1">1. How long did you work on the exercise (in minutes or hours)</text:p>
      <text:p text:style-name="P1">It took me approximately 7 hours to finish this exercise.</text:p>
      <text:p text:style-name="P1"/>
      <text:p text:style-name="P1"><text:span text:style-name="T4">2.</text:span> Describe the approach of your solution. Discuss aspects such as the network operations, error</text:p>
      <text:p text:style-name="P1">handling, overall design</text:p>
      <text:p text:style-name="P1"/>
      <text:p text:style-name="P1">As all the previous I created two different functions where one connect to the course server and the other one <text:s/>handle the rest of the instruction. I tried first to use thread but unlikely that was not working for me then I created then a loop <text:span text:style-name="T1">where I wait for the ack after sending every two packets this approch was</text:span> working <text:span text:style-name="T1">successfully</text:span> .</text:p>
      <text:p text:style-name="P1"/>
      <text:p text:style-name="P1"><text:span text:style-name="T4">3</text:span>. Did you have any failures or problems before successful solution? Discuss (your analysis) of the</text:p>
      <text:p text:style-name="P1">reasons of problems, and how you fixed them</text:p>
      <text:p text:style-name="P1"/>
      <text:p text:style-name="P1"><text:span text:style-name="T3">The first failure was I used the thread that was resulting of sending me timeout. When I used the loop also <text:s/>where I was sending the wrong datagram to the server because I was not incrementing the last datagram <text:s/>sent by server to set the sequence number and also the buffer was not being set . As soon as I found that mistake everything work fine . </text:span></text:p>
      <text:p text:style-name="P1"/>
      <text:p text:style-name="P1"><text:span text:style-name="T4">4</text:span>. Did you learn anything? (or did you know it already? or did you not understand what were you</text:p>
      <text:p text:style-name="P1">supposed to learn?)</text:p>
      <text:p text:style-name="P1"/>
      <text:p text:style-name="P3">I learnt how to send large number of datagrams over socket .I also learn what I was supposed to learn for the achivement of this exercise.</text:p>
      <text:p text:style-name="P3"/>
      <text:p text:style-name="P1"/>
      <text:p text:style-name="P1"><text:span text:style-name="T4">5</text:span>. Give feedback about exercise and related material. Is there something that could be improved?</text:p>
      <text:p text:style-name="P4">I am happy with the current content <text:s/>in the course materi<text:span text:style-name="T2">al and they help me to learn a lot through this assignment . They are very helpfu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8:08:02.925102864</meta:creation-date>
    <dc:date>2016-02-24T18:53:49.398014236</dc:date>
    <meta:editing-duration>PT30M3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89" meta:character-count="1594" meta:non-whitespace-character-count="1305"/>
  </office:meta>
</office:document-meta>
</file>